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15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6" office:value-type="float" office:value="0.692307692307692" calcext:value-type="float">
            <text:p>0.692307692307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076923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7-13">00/00/0000</text:date>, <text:time style:data-style-name="N2" text:time-value="14:02:51.38437197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7-15T21:16:59</meta:creation-date>
    <dc:date>2022-07-13T14:03:15.802132649</dc:date>
    <meta:editing-duration>PT8H44M35S</meta:editing-duration>
    <meta:editing-cycles>74</meta:editing-cycles>
    <meta:document-statistic meta:table-count="1" meta:cell-count="44" meta:object-count="0"/>
  </office:meta>
</office:document-meta>
</file>